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6ad" officeooo:paragraph-rsid="0014c6ad"/>
    </style:style>
    <style:style style:name="P2" style:family="paragraph" style:parent-style-name="Standard">
      <style:text-properties officeooo:rsid="0014c6ad" officeooo:paragraph-rsid="001d9e86"/>
    </style:style>
    <style:style style:name="P3" style:family="paragraph" style:parent-style-name="Standard">
      <style:text-properties officeooo:paragraph-rsid="001a78b1"/>
    </style:style>
    <style:style style:name="T1" style:family="text">
      <style:text-properties officeooo:rsid="0014c6ad"/>
    </style:style>
    <style:style style:name="T2" style:family="text">
      <style:text-properties officeooo:rsid="0015cd6a"/>
    </style:style>
    <style:style style:name="T3" style:family="text">
      <style:text-properties officeooo:rsid="0018da3f"/>
    </style:style>
    <style:style style:name="T4" style:family="text">
      <style:text-properties officeooo:rsid="001a78b1"/>
    </style:style>
    <style:style style:name="T5" style:family="text">
      <style:text-properties officeooo:rsid="001a857f"/>
    </style:style>
    <style:style style:name="T6" style:family="text">
      <style:text-properties officeooo:rsid="001c4ac9"/>
    </style:style>
    <style:style style:name="T7" style:family="text">
      <style:text-properties officeooo:rsid="001d9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<text:s/></text:span></text:p>
      <text:p text:style-name="P2">Astor : présentation du groupe <text:span text:style-name="T7">&amp; réductions &amp;</text:span> optimisations : <text:span text:style-name="T7">2-3min</text:span></text:p>
      <text:p text:style-name="P1">Noha : closures + asml : <text:span text:style-name="T7">2-3 min</text:span></text:p>
      <text:p text:style-name="P1">Gabriel : Back-End : <text:span text:style-name="T7">2-3 min</text:span></text:p>
      <text:p text:style-name="P1">Jonathan <text:span text:style-name="T6">&amp; Tibo : limitations &amp; c’cool 10-15mi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13:03.711664173</meta:creation-date>
    <dc:date>2017-01-25T15:47:35.550116192</dc:date>
    <meta:editing-duration>PT14M19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33" meta:character-count="176" meta:non-whitespace-character-count="146"/>
  </office:meta>
</office:document-meta>
</file>